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6pt" style:font-size-asian="16pt"/>
    </style:style>
    <style:style style:name="P2" style:family="paragraph" style:parent-style-name="Normal">
      <style:text-properties fo:font-size="16pt" style:font-size-asian="16pt" style:font-size-complex="16pt"/>
    </style:style>
    <style:style style:name="P3" style:family="paragraph" style:parent-style-name="Normal" style:list-style-name="L3"/>
    <style:style style:name="P4" style:family="paragraph" style:parent-style-name="Normal" style:list-style-name="L5"/>
    <style:style style:name="P5" style:family="paragraph" style:parent-style-name="Normal" style:list-style-name="L6"/>
    <style:style style:name="P6" style:family="paragraph" style:parent-style-name="Normal" style:list-style-name="L7"/>
    <style:style style:name="P7" style:family="paragraph" style:parent-style-name="Title" style:master-page-name="MP0">
      <style:paragraph-properties fo:text-align="center" style:justify-single-word="false" style:page-number="auto" fo:break-before="page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2"/>
    <style:style style:name="T1" style:family="text">
      <style:text-properties fo:font-size="16pt"/>
    </style:style>
    <style:style style:name="T2" style:family="text">
      <style:text-properties style:font-size-asian="16pt"/>
    </style:style>
    <style:style style:name="T3" style:family="text">
      <style:text-properties style:font-size-complex="16pt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figuration for SEM Oxford X‑Ray System Integration with Science Studio</text:p>
      <text:p text:style-name="P1">Loopback Network Adapter Configuration</text:p>
      <text:p text:style-name="Normal">Install “Microsoft Loopback Adapter” using “Add Hardware” from the control panel.</text:p>
      <text:p text:style-name="Normal">Configure the network connection for the “Microsoft Loopback Adapter” as follows:</text:p>
      <text:list xml:id="list49154873" text:style-name="L1">
        <text:list-item>
          <text:p text:style-name="P8">Disable 'Client for Microsoft Networks'</text:p>
        </text:list-item>
        <text:list-item>
          <text:p text:style-name="P8">Disable 'File and Printer Sharing for Microsoft Networks'</text:p>
        </text:list-item>
        <text:list-item>
          <text:p text:style-name="P8">Enable <text:s/>'Internet Protocol (TCP/IP)'</text:p>
        </text:list-item>
      </text:list>
      <text:p text:style-name="Normal">Configure the “Internet Protocol” as follows:</text:p>
      <text:list xml:id="list1279396966" text:style-name="L2">
        <text:list-item>
          <text:p text:style-name="P9">Use the following IP Address:</text:p>
          <text:list>
            <text:list-item>
              <text:p text:style-name="P9">IP Address: 10.0.0.1</text:p>
            </text:list-item>
            <text:list-item>
              <text:p text:style-name="P9">Subnet Mask: 255.255.255.0</text:p>
            </text:list-item>
            <text:list-item>
              <text:p text:style-name="P9">Default Gateway: <text:s/>. <text:s/>. <text:s/>.</text:p>
            </text:list-item>
          </text:list>
        </text:list-item>
        <text:list-item>
          <text:p text:style-name="P9">Use the following DNS sever address:</text:p>
          <text:list>
            <text:list-item>
              <text:p text:style-name="P9">Preferred DNS server: <text:s/>. <text:s/>. <text:s/>.</text:p>
            </text:list-item>
            <text:list-item>
              <text:p text:style-name="P9">Alternate DNS server: <text:s/>. <text:s/>. <text:s/>.</text:p>
            </text:list-item>
          </text:list>
        </text:list-item>
        <text:list-item>
          <text:p text:style-name="P9">Advanced</text:p>
          <text:list>
            <text:list-item>
              <text:p text:style-name="P9">IP Settings:</text:p>
              <text:list>
                <text:list-item>
                  <text:p text:style-name="P9">Enable Automatic metric. <text:s/>(Note: maybe set to 9999?)</text:p>
                </text:list-item>
              </text:list>
            </text:list-item>
          </text:list>
        </text:list-item>
        <text:list-item>
          <text:p text:style-name="P9">DNS</text:p>
          <text:list>
            <text:list-item>
              <text:p text:style-name="P9">Select: Append primary and connection specific DNS suffixes.</text:p>
            </text:list-item>
            <text:list-item>
              <text:p text:style-name="P9">Enable: Append parent suffixes of the primary DNS suffix</text:p>
            </text:list-item>
          </text:list>
        </text:list-item>
      </text:list>
      <text:p text:style-name="Normal"/>
      <text:list xml:id="list402083477" text:continue-numbering="true" text:style-name="L2">
        <text:list-item>
          <text:list>
            <text:list-item>
              <text:p text:style-name="P9"><text:soft-page-break/>Enable: Register this connection's addresses in DNS</text:p>
            </text:list-item>
            <text:list-item>
              <text:p text:style-name="P9">Disable: Use this connection's DNS suffix in DNS registration</text:p>
            </text:list-item>
          </text:list>
        </text:list-item>
        <text:list-item>
          <text:p text:style-name="P9">WINS</text:p>
          <text:list>
            <text:list-item>
              <text:p text:style-name="P9">Enable: Enable LMHOSTS lookup</text:p>
            </text:list-item>
            <text:list-item>
              <text:p text:style-name="P9">Select: Disable NetBIOS over TCP/IP</text:p>
            </text:list-item>
          </text:list>
        </text:list-item>
        <text:list-item>
          <text:p text:style-name="P9">Options:</text:p>
          <text:list>
            <text:list-item>
              <text:p text:style-name="P9">TCP/IP filtering</text:p>
              <text:p text:style-name="P9"/>
            </text:list-item>
          </text:list>
        </text:list-item>
      </text:list>
      <text:p text:style-name="Normal">PuTTY Configuration</text:p>
      <text:p text:style-name="Normal">Session: 'Nanofab'</text:p>
      <text:list xml:id="list489211729" text:style-name="L5">
        <text:list-item>
          <text:p text:style-name="P4">Host: Depends on Science Studio deployment.</text:p>
        </text:list-item>
      </text:list>
      <text:p text:style-name="Normal">SSH Tunnelling:</text:p>
      <text:list xml:id="list1989794475" text:style-name="L3">
        <text:list-item>
          <text:p text:style-name="P3">L10.0.0.1:137 <text:s/>localhost:137</text:p>
        </text:list-item>
        <text:list-item>
          <text:p text:style-name="P3">L10.0.0.1:139 <text:s/>localhost:138</text:p>
        </text:list-item>
        <text:list-item>
          <text:p text:style-name="P3">L10.0.0.1:139 <text:s/>localhost:139</text:p>
        </text:list-item>
        <text:list-item>
          <text:p text:style-name="P3">L10.0.0.1:445 <text:s/>localhost:445</text:p>
        </text:list-item>
        <text:list-item>
          <text:p text:style-name="P3">R5900 <text:s text:c="13"/>localhost:5900</text:p>
          <text:p text:style-name="P3"/>
        </text:list-item>
      </text:list>
      <text:p text:style-name="P2">TightVNC Server Configuration</text:p>
      <text:list xml:id="list719973289" text:style-name="L6">
        <text:list-item>
          <text:p text:style-name="P5">Server</text:p>
          <text:list>
            <text:list-item>
              <text:p text:style-name="P5">Primary Password: ???????</text:p>
            </text:list-item>
            <text:list-item>
              <text:p text:style-name="P5">View-only Password: ???????</text:p>
            </text:list-item>
            <text:list-item>
              <text:p text:style-name="P5">Block remote input on local activity: enabled</text:p>
              <text:list>
                <text:list-item>
                  <text:p text:style-name="P5">Inactivity timeout: 5s</text:p>
                </text:list-item>
              </text:list>
            </text:list-item>
            <text:list-item>
              <text:p text:style-name="P5">When last client disconnects: Do nothing selected</text:p>
            </text:list-item>
            <text:list-item>
              <text:p text:style-name="P5"><text:soft-page-break/>Display or port number to use: Display: 0</text:p>
            </text:list-item>
          </text:list>
        </text:list-item>
        <text:list-item>
          <text:p text:style-name="P5">Hooks</text:p>
          <text:list>
            <text:list-item>
              <text:p text:style-name="P5">Poll full screen: enabled</text:p>
              <text:list>
                <text:list-item>
                  <text:p text:style-name="P5">Polling cycle: 300ms</text:p>
                </text:list-item>
              </text:list>
            </text:list-item>
          </text:list>
        </text:list-item>
        <text:list-item>
          <text:p text:style-name="P5">Display</text:p>
          <text:list>
            <text:list-item>
              <text:p text:style-name="P5">Full desktop: selected</text:p>
            </text:list-item>
          </text:list>
        </text:list-item>
        <text:list-item>
          <text:p text:style-name="P5">Administration</text:p>
          <text:list>
            <text:list-item>
              <text:p text:style-name="P5">Allow loopback connections: enabled</text:p>
            </text:list-item>
            <text:list-item>
              <text:p text:style-name="P5">Allow only loopback connections: enabled</text:p>
            </text:list-item>
            <text:list-item>
              <text:p text:style-name="P5">Enable built in HTTP server: disabled</text:p>
              <text:p text:style-name="P5"/>
            </text:list-item>
          </text:list>
        </text:list-item>
      </text:list>
      <text:p text:style-name="P2">Nanofab Share Configuration</text:p>
      <text:list xml:id="list215308025" text:style-name="L7">
        <text:list-item>
          <text:p text:style-name="P6">Address: \\10.0.0.1\nanofab</text:p>
        </text:list-item>
        <text:list-item>
          <text:p text:style-name="P6">Username: ??????</text:p>
        </text:list-item>
        <text:list-item>
          <text:p text:style-name="P6">Password: ??????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a2a2a2" draw:fill-color="#ddddd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a5a5a5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ddddd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dddddd" style:shadow="none"/>
      <style:text-properties fo:color="#000000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ddddd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le_20_Char" style:display-name="Title Char" style:family="text" style:parent-style-name="Default_20_Paragraph_20_Font">
      <style:text-properties fo:color="#000000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1_20_Char" style:display-name="Heading 1 Char" style:family="text" style:parent-style-name="Default_20_Paragraph_20_Font">
      <style:text-properties fo:color="#a5a5a5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dc:description/>
    <dc:subject/>
    <meta:initial-creator>Dylan Maxwell</meta:initial-creator>
    <dc:creator>Dylan Maxwell</dc:creator>
    <meta:creation-date>2011-12-16T19:37:00Z</meta:creation-date>
    <dc:date>2011-12-16T14:13:17</dc:date>
    <meta:editing-cycles>3</meta:editing-cycles>
    <meta:editing-duration>PT00H30M46S</meta:editing-duration>
    <meta:document-statistic meta:table-count="0" meta:image-count="0" meta:object-count="0" meta:page-count="3" meta:paragraph-count="58" meta:word-count="292" meta:character-count="1859"/>
    <meta:template xlink:type="simple" xlink:actuate="onRequest" xlink:title="" xlink:href="Normal.dotm"/>
  </office:meta>
</office:document-meta>
</file>